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 fo:font-style="italic" style:font-style-asian="italic" style:font-style-complex="italic"/>
    </style:style>
    <style:style style:name="T8" style:family="text">
      <style:text-properties style:font-name="Liberation Sans" fo:font-style="italic" fo:font-weight="bold" style:font-style-asian="italic" style:font-weight-asian="bold" style:font-style-complex="italic" style:font-weight-complex="bold"/>
    </style:style>
    <style:style style:name="T9" style:family="text">
      <style:text-properties style:font-name="Liberation Sans1" style:font-name-asian="Liberation Sans1" style:font-name-complex="Liberation Sans1"/>
    </style:style>
    <style:style style:name="T10"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2.0</text:p>
      <text:p text:style-name="Subtitle">1<text:span text:style-name="T4">st</text:span> Dec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Recursive Triggering<text:tab/>25</text:p>
          <text:p text:style-name="P12">Trace and Debug Operations<text:tab/>26</text:p>
          <text:p text:style-name="P13">Debugging<text:tab/>26</text:p>
          <text:p text:style-name="P13">Tracing<text:tab/>26</text:p>
          <text:p text:style-name="P11">Using Byteman<text:tab/>28</text:p>
          <text:p text:style-name="P12">Downloading a binary release<text:tab/>28</text:p>
          <text:p text:style-name="P12">Obtaining the sources<text:tab/>28</text:p>
          <text:p text:style-name="P12">Building Byteman from the sources<text:tab/>28</text:p>
          <text:p text:style-name="P12">Running Applications with Byteman<text:tab/>28</text:p>
          <text:p text:style-name="P12">Available -javaagent Options<text:tab/>29</text:p>
          <text:p text:style-name="P12">Running Byteman Using Script bmjava.sh<text:tab/>30</text:p>
          <text:p text:style-name="P12">Submitting Rules Dynamically Using Script submit.sh<text:tab/>30</text:p>
          <text:p text:style-name="P12">Checking Rules Offline Using Script bytemancheck.sh<text:tab/>32</text:p>
          <text:p text:style-name="P12">Environment Settings<text:tab/>32</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048444485"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279329546"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896679770" text:continue-list="list2048444485" text:style-name="Outline">
        <text:list-item>
          <text:list>
            <text:list-header>
              <text:h text:style-name="P21"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202403717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374812276"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9">─</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747016773" text:continue-list="list202403717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77263138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71548681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28038021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320657142"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264025740" text:continue-list="list1280380213" text:style-name="Outline">
        <text:list-item>
          <text:list>
            <text:list-header>
              <text:h text:style-name="P21"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638683368" text:continue-numbering="true" text:style-name="Outline">
        <text:list-item>
          <text:list>
            <text:list-header>
              <text:h text:style-name="P21"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83026992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2061469486"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263296582"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476756542"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369929860"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text:span><text:span text:style-name="T3">AT WRITE</text:span><text:span text:style-name="T1"> [ type .] field [count]<text:line-break/></text:span><text:span text:style-name="T3">AFTER WRITE</text:span><text:span text:style-name="T1"> [ type .] field [count]<text:line-break/></text:span><text:span text:style-name="T3">AT INVOKE</text:span><text:span text:style-name="T1"> [ type .] method [ </text:span><text:span text:style-name="T3">(</text:span><text:span text:style-name="T1"> argtypes </text:span><text:span text:style-name="T3">)</text:span><text:span text:style-name="T1"> ] [count]<text:line-break/></text:span><text:span text:style-name="T3">AFTER INVOKE</text:span><text:span text:style-name="T1"> [ type .] method [ </text:span><text:span text:style-name="T3">(</text:span><text:span text:style-name="T1"> argtypes </text:span><text:span text:style-name="T3">)</text:span><text:span text:style-name="T1"> ][count]<text:line-break/></text:span><text:span text:style-name="T3">AT SYNCHRONIZE</text:span><text:span text:style-name="T1"> [count]</text:span><text:bookmark-start text:name="DDE_LINK11"/><text:span text:style-name="T1"><text:line-break/></text:span><text:span text:style-name="T3">AFTER SYNCHRONIZE</text:span><text:span text:style-name="T1"> [count]</text:span><text:bookmark-end text:name="DDE_LINK11"/><text:span text:style-name="T1"><text:line-break/></text:span><text:span text:style-name="T3">AT THROW</text:span><text:span text:style-name="T1">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is ignored in the current release.</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44321416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text:soft-page-break/>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706330998"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2180419203" text:style-name="L4">
        <text:list-item>
          <text:p text:style-name="P17">references to previously bound variables</text:p>
        </text:list-item>
        <text:list-item>
          <text:p text:style-name="P17">references to the trigger method recipient or argument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oft-page-break/><text:span text:style-name="Code_20_Text">engine.isRecovered()</text:span>, etc.</text:p>
      <text:p text:style-name="Text_20_body">Note:</text:p>
      <text:list xml:id="list1091768521"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2052036487" text:style-name="L6">
        <text:list-item>
          <text:p text:style-name="P19">Expressions should obey the normal rules regarding associativity and precedence.</text:p>
        </text:list-item>
        <text:list-item>
          <text:p text:style-name="P19">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386611263" text:continue-list="list1706330998"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913694354"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95545619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15825748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742692692"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408305688"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995071499"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372596127"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54838780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637590689"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223296995"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373292148"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414591359"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text:soft-page-break/>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928395973"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12217122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text:soft-page-break/>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183627659"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641228694"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962361358"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746797383"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230013028" text:continue-numbering="true" text:style-name="Outline">
        <text:list-item>
          <text:list>
            <text:list-header>
              <text:h text:style-name="P21"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10">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10">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10">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10">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10">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10">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494001128" text:continue-numbering="true" text:style-name="Outline">
        <text:list-item>
          <text:list>
            <text:list-header>
              <text:h text:style-name="P21" text:outline-level="2" text:is-list-header="true"><text:span text:style-name="T6">Running</text:span> Byteman Using S<text:span text:style-name="T6">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990814196" text:continue-numbering="true" text:style-name="Outline">
        <text:list-item>
          <text:list>
            <text:list-header>
              <text:h text:style-name="P21" text:outline-level="2" text:is-list-header="true"><text:span text:style-name="Code_20_Text"><text:span text:style-name="T6">Submitting</text:span></text:span><text:span text:style-name="Code_20_Text"><text:span text:style-name="T5">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text:span></text:span><text:soft-page-break/><text:span text:style-name="Code_20_Text"><text:span text:style-name="T5">which it is run.</text:span></text:span></text:p>
      <text:p text:style-name="Text_20_body">The command line syntax for the submit script is:</text:p>
      <text:p text:style-name="Code"><text:span text:style-name="Code_20_Text">submit [-p port] [-h host] [-l|-u] [script1 . . . scriptN]<text:line-break/>submit </text:span><text:span text:style-name="Code_20_Text">[-p port] [-h host] </text:span><text:span text:style-name="Code_20_Text">[-b|-s] jarfile1 . . .</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395052574"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457675367" text:continue-list="list1990814196" text:style-name="Outline">
        <text:list-item>
          <text:list>
            <text:list-header>
              <text:h text:style-name="Heading_20_2" text:outline-level="2" text:is-list-header="true"><text:span text:style-name="Code_20_Text"><text:span text:style-name="T5">Checking Rules Offline Using Script bytemancheck.sh</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5">Flag </text:span></text:span><text:span text:style-name="Code_20_Text">-cp</text:span><text:span text:style-name="Code_20_Text"><text:span text:style-name="T5"> provides a classpath used to locate classes mentioned in the scripts.</text:span></text:span></text:p>
      <text:list xml:id="list1096321096" text:continue-numbering="true" text:style-name="Outline">
        <text:list-item>
          <text:list>
            <text:list-header>
              <text:h text:style-name="P21" text:outline-level="2" text:is-list-header="true"><text:span text:style-name="T6">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10">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10">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10">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10">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3"><text:span text:style-name="Code_20_Text"><text:span text:style-name="T10">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10">org.jboss.byteman.transform.all</text:span></text:span></text:p>
      <text:p text:style-name="P1"><text:span text:style-name="Code_20_Text"><text:span text:style-name="T5">is set then the agent will allow rules to be injected into methods of classes in the </text:span></text:span><text:span text:style-name="Code_20_Text">java.lang</text:span><text:span text:style-name="Code_20_Text"><text:span text:style-name="T5"> hierarchy. Note that this will require the Byteman jar to be installed in the bootstrap classpath using the </text:span></text:span><text:span text:style-name="Caption_20_characters"><text:span text:style-name="T5">boot:</text:span></text:span><text:span text:style-name="Code_20_Text"><text:span text:style-name="T5"> option to the </text:span></text:span><text:span text:style-name="Code_20_Text">-javaagent</text:span><text:span text:style-name="Code_20_Text"><text:span text:style-name="T5"> JVM command line argument.</text:span></text:span></text:p>
      <text:p text:style-name="P1">If system property</text:p>
      <text:p text:style-name="Code"><text:span text:style-name="Code_20_Text"><text:span text:style-name="T10">org.jboss.byteman.skip.overriding.rules</text:span></text:span></text:p>
      <text:p text:style-name="P1"><text:span text:style-name="Code_20_Text"><text:span text:style-name="T5">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5">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7">negligible</text:span></text:span><text:span text:style-name="Code_20_Text"><text:span text:style-name="T5"> (&lt;&lt; <text:s/>1%) to, at worst, <text:s/></text:span></text:span><text:span text:style-name="Code_20_Text"><text:span text:style-name="T7">noticeable</text:span></text:span><text:span text:style-name="Code_20_Text"><text:span text:style-name="T5"> (~ 2%) but </text:span></text:span><text:span text:style-name="Code_20_Text"><text:span text:style-name="T8">not</text:span></text:span><text:span text:style-name="Code_20_Text"><text:span text:style-name="T5"> to </text:span></text:span><text:span text:style-name="Code_20_Text"><text:span text:style-name="T7">significant</text:span></text:span><text:span text:style-name="Code_20_Text"><text:span text:style-name="T5">)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12-01T16:27:22</dc:date>
    <meta:printed-by>Andrew Dinn</meta:printed-by>
    <meta:print-date>2008-09-26T17:21:42</meta:print-date>
    <meta:editing-cycles>121</meta:editing-cycles>
    <meta:editing-duration>PT43H12M15S</meta:editing-duration>
    <meta:document-statistic meta:table-count="0" meta:image-count="0" meta:object-count="0" meta:page-count="33" meta:paragraph-count="400" meta:word-count="13614" meta:character-count="84966"/>
    <meta:user-defined meta:name="Info 1"/>
    <meta:user-defined meta:name="Info 2"/>
    <meta:user-defined meta:name="Info 3"/>
    <meta:user-defined meta:name="Info 4"/>
  </office:meta>
</office:document-meta>
</file>